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lbert Text" svg:font-family="'Albert Text'" style:font-pitch="variable"/>
    <style:font-face style:name="My 70s Ding" svg:font-family="'My 70s D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lbert Text" fo:font-size="40pt" officeooo:rsid="00119a6f" officeooo:paragraph-rsid="00119a6f" style:font-size-asian="35pt" style:font-size-complex="40pt"/>
    </style:style>
    <style:style style:name="T1" style:family="text">
      <style:text-properties style:font-name="My 70s Ding"/>
    </style:style>
    <style:style style:name="T2" style:family="text">
      <style:text-properties style:font-name="My 70s Ding" fo:font-size="54pt" style:font-size-asian="54pt" style:font-size-complex="5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amuna King <text:span text:style-name="T2">j</text:span> grow sh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lbert Text" svg:font-family="'Albert Text'" style:font-pitch="variable"/>
    <style:font-face style:name="My 70s Ding" svg:font-family="'My 70s D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corpion </meta:initial-creator>
    <meta:creation-date>2016-04-02T16:30:45.015568710</meta:creation-date>
    <dc:date>2016-04-02T22:45:06.401164015</dc:date>
    <dc:creator>Sscorpion </dc:creator>
    <meta:editing-duration>PT9M22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5.0.3.2$Linux_X86_64 LibreOffice_project/00m0$Build-2</meta:generator>
  </office:meta>
</office:document-meta>
</file>